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5.524cm" fo:margin-left="0.014cm" table:align="left" style:writing-mode="lr-tb"/>
    </style:style>
    <style:style style:name="Tabla2.A" style:family="table-column">
      <style:table-column-properties style:column-width="0.649cm"/>
    </style:style>
    <style:style style:name="Tabla2.C" style:family="table-column">
      <style:table-column-properties style:column-width="0.651cm"/>
    </style:style>
    <style:style style:name="Tabla2.M" style:family="table-column">
      <style:table-column-properties style:column-width="0.453cm"/>
    </style:style>
    <style:style style:name="Tabla2.N" style:family="table-column">
      <style:table-column-properties style:column-width="0.198cm"/>
    </style:style>
    <style:style style:name="Tabla2.O" style:family="table-column">
      <style:table-column-properties style:column-width="0.303cm"/>
    </style:style>
    <style:style style:name="Tabla2.P" style:family="table-column">
      <style:table-column-properties style:column-width="0.6cm"/>
    </style:style>
    <style:style style:name="Tabla2.Q" style:family="table-column">
      <style:table-column-properties style:column-width="0.095cm"/>
    </style:style>
    <style:style style:name="Tabla2.R" style:family="table-column">
      <style:table-column-properties style:column-width="0.302cm"/>
    </style:style>
    <style:style style:name="Tabla2.S" style:family="table-column">
      <style:table-column-properties style:column-width="0.203cm"/>
    </style:style>
    <style:style style:name="Tabla2.T" style:family="table-column">
      <style:table-column-properties style:column-width="0.146cm"/>
    </style:style>
    <style:style style:name="Tabla2.V" style:family="table-column">
      <style:table-column-properties style:column-width="0.196cm"/>
    </style:style>
    <style:style style:name="Tabla2.X" style:family="table-column">
      <style:table-column-properties style:column-width="0.102cm"/>
    </style:style>
    <style:style style:name="Tabla2.Y" style:family="table-column">
      <style:table-column-properties style:column-width="0.247cm"/>
    </style:style>
    <style:style style:name="Tabla2.Z" style:family="table-column">
      <style:table-column-properties style:column-width="0.353cm"/>
    </style:style>
    <style:style style:name="Tabla2.a" style:family="table-column">
      <style:table-column-properties style:column-width="0.296cm"/>
    </style:style>
    <style:style style:name="Tabla2.c" style:family="table-column">
      <style:table-column-properties style:column-width="0.347cm"/>
    </style:style>
    <style:style style:name="Tabla2.d" style:family="table-column">
      <style:table-column-properties style:column-width="0.252cm"/>
    </style:style>
    <style:style style:name="Tabla2.f" style:family="table-column">
      <style:table-column-properties style:column-width="0.298cm"/>
    </style:style>
    <style:style style:name="Tabla2.g" style:family="table-column">
      <style:table-column-properties style:column-width="0.101cm"/>
    </style:style>
    <style:style style:name="Tabla2.i" style:family="table-column">
      <style:table-column-properties style:column-width="0.152cm"/>
    </style:style>
    <style:style style:name="Tabla2.j" style:family="table-column">
      <style:table-column-properties style:column-width="0.497cm"/>
    </style:style>
    <style:style style:name="Tabla2.l" style:family="table-column">
      <style:table-column-properties style:column-width="0.201cm"/>
    </style:style>
    <style:style style:name="Tabla2.n" style:family="table-column">
      <style:table-column-properties style:column-width="0.226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="0cm" fo:border="none" style:writing-mode="lr-tb"/>
    </style:style>
    <style:style style:name="Tabla2.m1" style:family="table-cell">
      <style:table-cell-properties fo:padding="0cm" fo:border="none"/>
    </style:style>
    <style:style style:name="Tabla2.2" style:family="table-row">
      <style:table-row-properties style:row-height="0.501cm" fo:keep-together="always"/>
    </style:style>
    <style:style style:name="Tabla2.A2" style:family="table-cell">
      <style:table-cell-properties style:vertical-align="bottom" fo:padding="0cm" fo:border="none" style:writing-mode="lr-tb"/>
    </style:style>
    <style:style style:name="Tabla2.B2" style:family="table-cell">
      <style:table-cell-properties style:vertical-align="bottom" fo:padding="0cm" fo:border="0.5pt solid #000000" style:writing-mode="lr-tb"/>
    </style:style>
    <style:style style:name="Tabla2.P2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a2.B5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a2.P5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7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8" style:family="paragraph" style:parent-style-name="Sangría_20_3_20_de_20_t._20_independiente">
      <style:paragraph-properties fo:margin-top="0cm" fo:margin-bottom="0.212cm" style:contextual-spacing="false"/>
      <style:text-properties style:font-name="Arial" officeooo:paragraph-rsid="00175961"/>
    </style:style>
    <style:style style:name="P9" style:family="paragraph" style:parent-style-name="Header">
      <style:paragraph-properties>
        <style:tab-stops/>
      </style:paragraph-properties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0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1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1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31bbc5"/>
    </style:style>
    <style:style style:name="P1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14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rsid="0031bbc5" officeooo:paragraph-rsid="0031bbc5"/>
    </style:style>
    <style:style style:name="P15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fo:font-weight="normal" officeooo:rsid="0031bbc5" officeooo:paragraph-rsid="0031bbc5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11pt" officeooo:paragraph-rsid="0031bd31" style:font-size-asian="11pt" style:font-name-complex="Arial" style:font-size-complex="11pt"/>
    </style:style>
    <style:style style:name="P17" style:family="paragraph" style:parent-style-name="Standard">
      <style:text-properties style:font-name="Arial" fo:font-size="11pt" officeooo:paragraph-rsid="0031bd31" style:font-size-asian="11pt" style:font-name-complex="Arial" style:font-size-complex="11pt"/>
    </style:style>
    <style:style style:name="P18" style:family="paragraph" style:parent-style-name="Standard" style:list-style-name="WW8Num13">
      <style:text-properties style:font-name="Arial" fo:font-size="11pt" officeooo:paragraph-rsid="0031bd31" style:font-size-asian="11pt" style:font-name-complex="Arial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23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officeooo:paragraph-rsid="0031bd31" style:font-size-asian="11pt" style:font-name-complex="Arial" style:font-size-complex="11pt"/>
    </style:style>
    <style:style style:name="P24" style:family="paragraph" style:parent-style-name="Standard" style:list-style-name="WW8Num13">
      <style:paragraph-properties fo:margin-top="0cm" fo:margin-bottom="0.106cm" style:contextual-spacing="false"/>
      <style:text-properties style:font-name="Arial" fo:font-size="11pt" officeooo:paragraph-rsid="0031bd31" style:font-size-asian="11pt" style:font-name-complex="Arial" style:font-size-complex="11pt"/>
    </style:style>
    <style:style style:name="P25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officeooo:paragraph-rsid="00175961"/>
    </style:style>
    <style:style style:name="P26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27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28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officeooo:paragraph-rsid="00175961"/>
    </style:style>
    <style:style style:name="P29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30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="none" style:shadow="none"/>
      <style:text-properties style:font-name="Arial" fo:font-size="11pt" style:rfc-language-tag="es-ES-u-co-trad" fo:language="es" fo:country="ES" fo:font-weight="bold" officeooo:paragraph-rsid="0031bd31" style:font-size-asian="11pt" style:font-weight-asian="bold" style:font-name-complex="Arial" style:font-size-complex="11pt" style:font-weight-complex="bold"/>
    </style:style>
    <style:style style:name="P31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officeooo:paragraph-rsid="0031bd31" style:font-size-asian="11pt" style:font-weight-asian="bold" style:font-name-complex="Arial" style:font-size-complex="11pt" style:font-weight-complex="bold"/>
    </style:style>
    <style:style style:name="P32" style:family="paragraph" style:parent-style-name="codi">
      <style:text-properties style:font-name="Arial" fo:font-size="11pt" officeooo:paragraph-rsid="0031bd31" style:font-size-asian="11pt" style:font-name-complex="Arial" style:font-size-complex="11pt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fo:font-size="11pt" style:font-size-asian="11pt" style:font-name-complex="Arial"/>
    </style:style>
    <style:style style:name="T7" style:family="text">
      <style:text-properties fo:font-size="11pt" officeooo:rsid="0031bbc5" style:font-size-asian="11pt" style:font-name-complex="Arial"/>
    </style:style>
    <style:style style:name="T8" style:family="text">
      <style:text-properties fo:font-size="11pt" fo:font-style="italic" style:font-size-asian="11pt" style:font-style-asian="italic" style:font-name-complex="Arial" style:font-style-complex="italic"/>
    </style:style>
    <style:style style:name="T9" style:family="text">
      <style:text-properties fo:font-size="11pt" fo:language="ca" fo:country="ES" style:font-size-asian="11pt" style:font-name-complex="Arial"/>
    </style:style>
    <style:style style:name="T10" style:family="text">
      <style:text-properties fo:font-size="11pt" fo:language="ca" fo:country="ES" officeooo:rsid="0031bbc5" style:font-size-asian="11pt" style:font-name-complex="Arial"/>
    </style:style>
    <style:style style:name="T11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fo:language="ca" fo:country="ES" officeooo:rsid="0031bbc5" style:font-name-asian="Times New Roman" style:font-size-complex="12pt" style:language-complex="ar" style:country-complex="SA"/>
    </style:style>
    <style:style style:name="T13" style:family="text">
      <style:text-properties style:use-window-font-color="true" loext:opacity="0%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14" style:family="text">
      <style:text-properties style:use-window-font-color="true" loext:opacity="0%" fo:font-size="11pt" fo:language="ca" fo:country="ES" officeooo:rsid="0031bbc5" style:font-name-asian="Times New Roman" style:font-size-asian="11pt" style:font-name-complex="Arial" style:font-size-complex="12pt" style:language-complex="ar" style:country-complex="SA"/>
    </style:style>
    <style:style style:name="T15" style:family="text">
      <style:text-properties style:use-window-font-color="true" loext:opacity="0%" style:font-name="Arial" fo:font-size="11pt" fo:language="ca" fo:country="ES" style:font-name-asian="Arial Unicode MS" style:font-size-asian="11pt" style:font-name-complex="Arial" style:font-size-complex="12pt" style:language-complex="ar" style:country-complex="SA"/>
    </style:style>
    <style:style style:name="T16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17" style:family="text">
      <style:text-properties style:use-window-font-color="true" loext:opacity="0%" style:font-name="Arial" fo:font-size="11pt" fo:language="ca" fo:country="ES" officeooo:rsid="0031bbc5" style:font-name-asian="Arial Unicode MS" style:font-size-asian="11pt" style:font-name-complex="Arial" style:font-size-complex="12pt" style:language-complex="ar" style:country-complex="SA"/>
    </style:style>
    <style:style style:name="T18" style:family="text">
      <style:text-properties style:use-window-font-color="true" loext:opacity="0%" style:font-name="Arial" fo:font-size="11pt" fo:language="ca" fo:country="ES" fo:font-weight="normal" officeooo:rsid="0031bbc5" style:font-name-asian="Arial Unicode MS" style:font-size-asian="11pt" style:font-weight-asian="normal" style:font-name-complex="Arial" style:font-size-complex="12pt" style:language-complex="ar" style:country-complex="SA" style:font-weight-complex="normal"/>
    </style:style>
    <style:style style:name="T19" style:family="text">
      <style:text-properties officeooo:rsid="0015f56e"/>
    </style:style>
    <style:style style:name="T20" style:family="text">
      <style:text-properties officeooo:rsid="00240e91"/>
    </style:style>
    <style:style style:name="T21" style:family="text">
      <style:text-properties style:font-name="Arial" fo:font-size="11pt" fo:language="ca" fo:country="ES" style:font-size-asian="11pt" style:font-name-complex="Arial"/>
    </style:style>
    <style:style style:name="T22" style:family="text">
      <style:text-properties style:font-name="Arial" fo:font-size="11pt" fo:language="ca" fo:country="ES" officeooo:rsid="0015f56e" style:font-size-asian="11pt" style:font-name-complex="Arial"/>
    </style:style>
    <style:style style:name="T23" style:family="text">
      <style:text-properties style:font-name="Arial" fo:font-size="11pt" fo:language="ca" fo:country="ES" officeooo:rsid="0031bbc5" style:font-size-asian="11pt" style:font-name-complex="Arial"/>
    </style:style>
    <style:style style:name="T24" style:family="text">
      <style:text-properties style:font-name="Arial" fo:font-size="11pt" fo:language="ca" fo:country="ES" fo:font-weight="normal" style:font-size-asian="11pt" style:font-weight-asian="normal" style:font-name-complex="Arial" style:font-weight-complex="normal"/>
    </style:style>
    <style:style style:name="T25" style:family="text">
      <style:text-properties style:font-name="Arial" fo:font-size="11pt" fo:language="ca" fo:country="ES" fo:font-weight="normal" officeooo:rsid="0031bbc5" style:font-size-asian="11pt" style:font-weight-asian="normal" style:font-name-complex="Ari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31bb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7"><text:span text:style-name="T5">EXERCICIS DE SUBPROGRAMES I </text:span><text:span text:style-name="T11">TAULES</text:span></text:h>
      <text:p text:style-name="P6"/>
      <text:list xml:id="list2965814077" text:style-name="WW8Num13">
        <text:list-item>
          <text:p text:style-name="P25">Programa que traspassa tres vectors d’enters d’N elements cada un a una matriu de 3 files i N+1 columnes, col·locant en la darrera columna la suma dels elements de cada fila.</text:p>
        </text:list-item>
      </text:list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C"/>
        <table:table-column table:style-name="Tabla2.A"/>
        <table:table-column table:style-name="Tabla2.M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column table:style-name="Tabla2.T"/>
        <table:table-column table:style-name="Tabla2.M"/>
        <table:table-column table:style-name="Tabla2.V"/>
        <table:table-column table:style-name="Tabla2.R"/>
        <table:table-column table:style-name="Tabla2.X"/>
        <table:table-column table:style-name="Tabla2.Y"/>
        <table:table-column table:style-name="Tabla2.Z"/>
        <table:table-column table:style-name="Tabla2.a"/>
        <table:table-column table:style-name="Tabla2.O"/>
        <table:table-column table:style-name="Tabla2.c"/>
        <table:table-column table:style-name="Tabla2.d"/>
        <table:table-column table:style-name="Tabla2.R"/>
        <table:table-column table:style-name="Tabla2.f"/>
        <table:table-column table:style-name="Tabla2.g"/>
        <table:table-column table:style-name="Tabla2.c"/>
        <table:table-column table:style-name="Tabla2.i"/>
        <table:table-column table:style-name="Tabla2.j"/>
        <table:table-column table:style-name="Tabla2.X"/>
        <table:table-column table:style-name="Tabla2.l"/>
        <table:table-column table:style-name="Tabla2.c"/>
        <table:table-column table:style-name="Tabla2.n"/>
        <table:table-row table:style-name="Tabla2.1"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0">N</text:p>
          </table:table-cell>
          <table:table-cell table:style-name="Tabla2.A1" table:number-columns-spanned="3" office:value-type="string">
            <text:p text:style-name="P21"/>
          </table:table-cell>
          <table:covered-table-cell/>
          <table:covered-table-cell/>
          <table:table-cell table:style-name="Tabla2.A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a2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Tabla2.m1" table:number-columns-spanned="2" office:value-type="string">
            <text:p text:style-name="P22"/>
          </table:table-cell>
          <table:covered-table-cell/>
        </table:table-row>
        <table:table-row table:style-name="Tabla2.2">
          <table:table-cell table:style-name="Tabla2.A2" office:value-type="string">
            <text:p text:style-name="P20">V1</text:p>
          </table:table-cell>
          <table:table-cell table:style-name="Tabla2.B2" office:value-type="string">
            <text:p text:style-name="P20">3</text:p>
          </table:table-cell>
          <table:table-cell table:style-name="Tabla2.B2" office:value-type="string">
            <text:p text:style-name="P20">5</text:p>
          </table:table-cell>
          <table:table-cell table:style-name="Tabla2.B2" office:value-type="string">
            <text:p text:style-name="P20">2</text:p>
          </table:table-cell>
          <table:table-cell table:style-name="Tabla2.B2" office:value-type="string">
            <text:p text:style-name="P20">12</text:p>
          </table:table-cell>
          <table:table-cell table:style-name="Tabla2.B2" office:value-type="string">
            <text:p text:style-name="P20">4</text:p>
          </table:table-cell>
          <table:table-cell table:style-name="Tabla2.B2" office:value-type="string">
            <text:p text:style-name="P20">7</text:p>
          </table:table-cell>
          <table:table-cell table:style-name="Tabla2.B2" office:value-type="string">
            <text:p text:style-name="P20">1</text:p>
          </table:table-cell>
          <table:table-cell table:style-name="Tabla2.B2" office:value-type="string">
            <text:p text:style-name="P20">0</text:p>
          </table:table-cell>
          <table:table-cell table:style-name="Tabla2.B2" office:value-type="string">
            <text:p text:style-name="P20">3</text:p>
          </table:table-cell>
          <table:table-cell table:style-name="Tabla2.B2" office:value-type="string">
            <text:p text:style-name="P20">1</text:p>
          </table:table-cell>
          <table:table-cell table:style-name="Tabla2.A2" office:value-type="string">
            <text:p text:style-name="P19"/>
          </table:table-cell>
          <table:table-cell table:style-name="Tabla2.A2" table:number-columns-spanned="3" office:value-type="string">
            <text:p text:style-name="P19"/>
          </table:table-cell>
          <table:covered-table-cell/>
          <table:covered-table-cell/>
          <table:table-cell table:style-name="Tabla2.P2" table:number-columns-spanned="2" office:value-type="string">
            <text:p text:style-name="P20">1</text:p>
          </table:table-cell>
          <table:covered-table-cell/>
          <table:table-cell table:style-name="Tabla2.P2" table:number-columns-spanned="3" office:value-type="string">
            <text:p text:style-name="P19"/>
          </table:table-cell>
          <table:covered-table-cell/>
          <table:covered-table-cell/>
          <table:table-cell table:style-name="Tabla2.P2" table:number-columns-spanned="2" office:value-type="string">
            <text:p text:style-name="P19"/>
          </table:table-cell>
          <table:covered-table-cell/>
          <table:table-cell table:style-name="Tabla2.P2" table:number-columns-spanned="3" office:value-type="string">
            <text:p text:style-name="P19"/>
          </table:table-cell>
          <table:covered-table-cell/>
          <table:covered-table-cell/>
          <table:table-cell table:style-name="Tabla2.P2" table:number-columns-spanned="2" office:value-type="string">
            <text:p text:style-name="P19"/>
          </table:table-cell>
          <table:covered-table-cell/>
          <table:table-cell table:style-name="Tabla2.P2" table:number-columns-spanned="2" office:value-type="string">
            <text:p text:style-name="P19"/>
          </table:table-cell>
          <table:covered-table-cell/>
          <table:table-cell table:style-name="Tabla2.P2" table:number-columns-spanned="2" office:value-type="string">
            <text:p text:style-name="P19"/>
          </table:table-cell>
          <table:covered-table-cell/>
          <table:table-cell table:style-name="Tabla2.P2" table:number-columns-spanned="3" office:value-type="string">
            <text:p text:style-name="P19"/>
          </table:table-cell>
          <table:covered-table-cell/>
          <table:covered-table-cell/>
          <table:table-cell table:style-name="Tabla2.P2" table:number-columns-spanned="2" office:value-type="string">
            <text:p text:style-name="P19"/>
          </table:table-cell>
          <table:covered-table-cell/>
          <table:table-cell table:style-name="Tabla2.P2" table:number-columns-spanned="4" office:value-type="string">
            <text:p text:style-name="P20">N+1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0">1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0">N</text:p>
          </table:table-cell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B2" office:value-type="string">
            <text:p text:style-name="P20">3</text:p>
          </table:table-cell>
          <table:table-cell table:style-name="Tabla2.B2" table:number-columns-spanned="3" office:value-type="string">
            <text:p text:style-name="P20">5</text:p>
          </table:table-cell>
          <table:covered-table-cell/>
          <table:covered-table-cell/>
          <table:table-cell table:style-name="Tabla2.B2" table:number-columns-spanned="2" office:value-type="string">
            <text:p text:style-name="P20">2</text:p>
          </table:table-cell>
          <table:covered-table-cell/>
          <table:table-cell table:style-name="Tabla2.B2" table:number-columns-spanned="3" office:value-type="string">
            <text:p text:style-name="P20">12</text:p>
          </table:table-cell>
          <table:covered-table-cell/>
          <table:covered-table-cell/>
          <table:table-cell table:style-name="Tabla2.B2" table:number-columns-spanned="2" office:value-type="string">
            <text:p text:style-name="P20">4</text:p>
          </table:table-cell>
          <table:covered-table-cell/>
          <table:table-cell table:style-name="Tabla2.B2" table:number-columns-spanned="2" office:value-type="string">
            <text:p text:style-name="P20">7</text:p>
          </table:table-cell>
          <table:covered-table-cell/>
          <table:table-cell table:style-name="Tabla2.B2" table:number-columns-spanned="2" office:value-type="string">
            <text:p text:style-name="P20">1</text:p>
          </table:table-cell>
          <table:covered-table-cell/>
          <table:table-cell table:style-name="Tabla2.B2" table:number-columns-spanned="2" office:value-type="string">
            <text:p text:style-name="P20">0</text:p>
          </table:table-cell>
          <table:covered-table-cell/>
          <table:table-cell table:style-name="Tabla2.B2" table:number-columns-spanned="3" office:value-type="string">
            <text:p text:style-name="P20">3</text:p>
          </table:table-cell>
          <table:covered-table-cell/>
          <table:covered-table-cell/>
          <table:table-cell table:style-name="Tabla2.B2" table:number-columns-spanned="2" office:value-type="string">
            <text:p text:style-name="P20">1</text:p>
          </table:table-cell>
          <table:covered-table-cell/>
          <table:table-cell table:style-name="Tabla2.B2" table:number-columns-spanned="3" office:value-type="string">
            <text:p text:style-name="P20">38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0"><draw:line text:anchor-type="char" draw:z-index="0" draw:name="Forma1" draw:style-name="gr1" draw:text-style-name="P33" svg:x1="7.16cm" svg:y1="0.402cm" svg:x2="8.176cm" svg:y2="0.402cm"><text:p/></draw:line>V2</text:p>
          </table:table-cell>
          <table:table-cell table:style-name="Tabla2.B2" office:value-type="string">
            <text:p text:style-name="P20">0</text:p>
          </table:table-cell>
          <table:table-cell table:style-name="Tabla2.B2" office:value-type="string">
            <text:p text:style-name="P20">6</text:p>
          </table:table-cell>
          <table:table-cell table:style-name="Tabla2.B2" office:value-type="string">
            <text:p text:style-name="P20">8</text:p>
          </table:table-cell>
          <table:table-cell table:style-name="Tabla2.B2" office:value-type="string">
            <text:p text:style-name="P20">3</text:p>
          </table:table-cell>
          <table:table-cell table:style-name="Tabla2.B2" office:value-type="string">
            <text:p text:style-name="P20">22</text:p>
          </table:table-cell>
          <table:table-cell table:style-name="Tabla2.B2" office:value-type="string">
            <text:p text:style-name="P20">1</text:p>
          </table:table-cell>
          <table:table-cell table:style-name="Tabla2.B2" office:value-type="string">
            <text:p text:style-name="P20">4</text:p>
          </table:table-cell>
          <table:table-cell table:style-name="Tabla2.B2" office:value-type="string">
            <text:p text:style-name="P20">5</text:p>
          </table:table-cell>
          <table:table-cell table:style-name="Tabla2.B2" office:value-type="string">
            <text:p text:style-name="P20">7</text:p>
          </table:table-cell>
          <table:table-cell table:style-name="Tabla2.B2" office:value-type="string">
            <text:p text:style-name="P20">8</text:p>
          </table:table-cell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A2" table:number-columns-spanned="2" office:value-type="string">
            <text:p text:style-name="P20">M</text:p>
          </table:table-cell>
          <table:covered-table-cell/>
          <table:table-cell table:style-name="Tabla2.B2" office:value-type="string">
            <text:p text:style-name="P20">0</text:p>
          </table:table-cell>
          <table:table-cell table:style-name="Tabla2.B2" table:number-columns-spanned="3" office:value-type="string">
            <text:p text:style-name="P20">6</text:p>
          </table:table-cell>
          <table:covered-table-cell/>
          <table:covered-table-cell/>
          <table:table-cell table:style-name="Tabla2.B2" table:number-columns-spanned="2" office:value-type="string">
            <text:p text:style-name="P20">8</text:p>
          </table:table-cell>
          <table:covered-table-cell/>
          <table:table-cell table:style-name="Tabla2.B2" table:number-columns-spanned="3" office:value-type="string">
            <text:p text:style-name="P20">3</text:p>
          </table:table-cell>
          <table:covered-table-cell/>
          <table:covered-table-cell/>
          <table:table-cell table:style-name="Tabla2.B2" table:number-columns-spanned="2" office:value-type="string">
            <text:p text:style-name="P20">22</text:p>
          </table:table-cell>
          <table:covered-table-cell/>
          <table:table-cell table:style-name="Tabla2.B2" table:number-columns-spanned="2" office:value-type="string">
            <text:p text:style-name="P20">1</text:p>
          </table:table-cell>
          <table:covered-table-cell/>
          <table:table-cell table:style-name="Tabla2.B2" table:number-columns-spanned="2" office:value-type="string">
            <text:p text:style-name="P20">4</text:p>
          </table:table-cell>
          <table:covered-table-cell/>
          <table:table-cell table:style-name="Tabla2.B2" table:number-columns-spanned="2" office:value-type="string">
            <text:p text:style-name="P20">5</text:p>
          </table:table-cell>
          <table:covered-table-cell/>
          <table:table-cell table:style-name="Tabla2.B2" table:number-columns-spanned="3" office:value-type="string">
            <text:p text:style-name="P20">7</text:p>
          </table:table-cell>
          <table:covered-table-cell/>
          <table:covered-table-cell/>
          <table:table-cell table:style-name="Tabla2.B2" table:number-columns-spanned="2" office:value-type="string">
            <text:p text:style-name="P20">8</text:p>
          </table:table-cell>
          <table:covered-table-cell/>
          <table:table-cell table:style-name="Tabla2.B2" table:number-columns-spanned="3" office:value-type="string">
            <text:p text:style-name="P20">64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9"/>
          </table:table-cell>
          <table:table-cell table:style-name="Tabla2.B5" office:value-type="string">
            <text:p text:style-name="P20">1</text:p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19"/>
          </table:table-cell>
          <table:table-cell table:style-name="Tabla2.B5" office:value-type="string">
            <text:p text:style-name="P20">N</text:p>
          </table:table-cell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A2" table:number-columns-spanned="2" office:value-type="string">
            <text:p text:style-name="P19"/>
          </table:table-cell>
          <table:covered-table-cell/>
          <table:table-cell table:style-name="Tabla2.P5" office:value-type="string">
            <text:p text:style-name="P20">4</text:p>
          </table:table-cell>
          <table:table-cell table:style-name="Tabla2.P5" table:number-columns-spanned="3" office:value-type="string">
            <text:p text:style-name="P20">2</text:p>
          </table:table-cell>
          <table:covered-table-cell/>
          <table:covered-table-cell/>
          <table:table-cell table:style-name="Tabla2.P5" table:number-columns-spanned="2" office:value-type="string">
            <text:p text:style-name="P20">2</text:p>
          </table:table-cell>
          <table:covered-table-cell/>
          <table:table-cell table:style-name="Tabla2.P5" table:number-columns-spanned="3" office:value-type="string">
            <text:p text:style-name="P20">2</text:p>
          </table:table-cell>
          <table:covered-table-cell/>
          <table:covered-table-cell/>
          <table:table-cell table:style-name="Tabla2.P5" table:number-columns-spanned="2" office:value-type="string">
            <text:p text:style-name="P20">6</text:p>
          </table:table-cell>
          <table:covered-table-cell/>
          <table:table-cell table:style-name="Tabla2.P5" table:number-columns-spanned="2" office:value-type="string">
            <text:p text:style-name="P20">1</text:p>
          </table:table-cell>
          <table:covered-table-cell/>
          <table:table-cell table:style-name="Tabla2.P5" table:number-columns-spanned="2" office:value-type="string">
            <text:p text:style-name="P20">1</text:p>
          </table:table-cell>
          <table:covered-table-cell/>
          <table:table-cell table:style-name="Tabla2.P5" table:number-columns-spanned="2" office:value-type="string">
            <text:p text:style-name="P20">1</text:p>
          </table:table-cell>
          <table:covered-table-cell/>
          <table:table-cell table:style-name="Tabla2.P5" table:number-columns-spanned="3" office:value-type="string">
            <text:p text:style-name="P20">8</text:p>
          </table:table-cell>
          <table:covered-table-cell/>
          <table:covered-table-cell/>
          <table:table-cell table:style-name="Tabla2.P5" table:number-columns-spanned="2" office:value-type="string">
            <text:p text:style-name="P20">0</text:p>
          </table:table-cell>
          <table:covered-table-cell/>
          <table:table-cell table:style-name="Tabla2.P5" table:number-columns-spanned="3" office:value-type="string">
            <text:p text:style-name="P20">27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0">V3</text:p>
          </table:table-cell>
          <table:table-cell table:style-name="Tabla2.B2" office:value-type="string">
            <text:p text:style-name="P20">4</text:p>
          </table:table-cell>
          <table:table-cell table:style-name="Tabla2.B2" office:value-type="string">
            <text:p text:style-name="P20">2</text:p>
          </table:table-cell>
          <table:table-cell table:style-name="Tabla2.B2" office:value-type="string">
            <text:p text:style-name="P20">2</text:p>
          </table:table-cell>
          <table:table-cell table:style-name="Tabla2.B2" office:value-type="string">
            <text:p text:style-name="P20">2</text:p>
          </table:table-cell>
          <table:table-cell table:style-name="Tabla2.B2" office:value-type="string">
            <text:p text:style-name="P20">6</text:p>
          </table:table-cell>
          <table:table-cell table:style-name="Tabla2.B2" office:value-type="string">
            <text:p text:style-name="P20">1</text:p>
          </table:table-cell>
          <table:table-cell table:style-name="Tabla2.B2" office:value-type="string">
            <text:p text:style-name="P20">1</text:p>
          </table:table-cell>
          <table:table-cell table:style-name="Tabla2.B2" office:value-type="string">
            <text:p text:style-name="P20">1</text:p>
          </table:table-cell>
          <table:table-cell table:style-name="Tabla2.B2" office:value-type="string">
            <text:p text:style-name="P20">8</text:p>
          </table:table-cell>
          <table:table-cell table:style-name="Tabla2.B2" office:value-type="string">
            <text:p text:style-name="P20">0</text:p>
          </table:table-cell>
          <table:table-cell table:style-name="Tabla2.A2" office:value-type="string">
            <text:p text:style-name="P19"/>
          </table:table-cell>
          <table:table-cell table:style-name="Tabla2.A2" table:number-columns-spanned="3" office:value-type="string">
            <text:p text:style-name="P19"/>
          </table:table-cell>
          <table:covered-table-cell/>
          <table:covered-table-cell/>
          <table:table-cell table:style-name="Tabla2.B5" table:number-columns-spanned="2" office:value-type="string">
            <text:p text:style-name="P19"/>
          </table:table-cell>
          <table:covered-table-cell/>
          <table:table-cell table:style-name="Tabla2.B5" table:number-columns-spanned="3" office:value-type="string">
            <text:p text:style-name="P19"/>
          </table:table-cell>
          <table:covered-table-cell/>
          <table:covered-table-cell/>
          <table:table-cell table:style-name="Tabla2.B5" table:number-columns-spanned="2" office:value-type="string">
            <text:p text:style-name="P19"/>
          </table:table-cell>
          <table:covered-table-cell/>
          <table:table-cell table:style-name="Tabla2.B5" table:number-columns-spanned="3" office:value-type="string">
            <text:p text:style-name="P19"/>
          </table:table-cell>
          <table:covered-table-cell/>
          <table:covered-table-cell/>
          <table:table-cell table:style-name="Tabla2.B5" table:number-columns-spanned="2" office:value-type="string">
            <text:p text:style-name="P19"/>
          </table:table-cell>
          <table:covered-table-cell/>
          <table:table-cell table:style-name="Tabla2.B5" table:number-columns-spanned="2" office:value-type="string">
            <text:p text:style-name="P19"/>
          </table:table-cell>
          <table:covered-table-cell/>
          <table:table-cell table:style-name="Tabla2.B5" table:number-columns-spanned="2" office:value-type="string">
            <text:p text:style-name="P19"/>
          </table:table-cell>
          <table:covered-table-cell/>
          <table:table-cell table:style-name="Tabla2.B5" table:number-columns-spanned="3" office:value-type="string">
            <text:p text:style-name="P19"/>
          </table:table-cell>
          <table:covered-table-cell/>
          <table:covered-table-cell/>
          <table:table-cell table:style-name="Tabla2.B5" table:number-columns-spanned="2" office:value-type="string">
            <text:p text:style-name="P19"/>
          </table:table-cell>
          <table:covered-table-cell/>
          <table:table-cell table:style-name="Tabla2.B5" table:number-columns-spanned="3" office:value-type="string">
            <text:p text:style-name="P19"/>
          </table:table-cell>
          <table:covered-table-cell/>
          <table:covered-table-cell/>
          <table:table-cell table:style-name="Tabla2.B5" office:value-type="string">
            <text:p text:style-name="P19"/>
          </table:table-cell>
        </table:table-row>
      </table:table>
      <text:p text:style-name="P28"><text:span text:style-name="T6">El programa inicialitza els vectors amb els valors de l’exemple, crida a </text:span><text:span text:style-name="T8">vectorAMatriu </text:span><text:span text:style-name="T6">i finalment crida a </text:span><text:span text:style-name="T8">mostrarMatriu</text:span><text:span text:style-name="T6"> que mostrarà per pantalla la matriu resultant.</text:span></text:p>
      <text:list xml:id="list193511611912758" text:continue-numbering="true" text:style-name="WW8Num13">
        <text:list-item>
          <text:p text:style-name="P26">Programa per calcular la suma de matrius MxN. El programa contindrà els subprogrames <text:span text:style-name="T26">llegirMatriu</text:span>, <text:span text:style-name="T26">sumarMatrius</text:span> i <text:span text:style-name="T26">mostrarMatrius</text:span>. La sortida mostrarà les dues matrius i la suma.</text:p>
        </text:list-item>
        <text:list-item>
          <text:p text:style-name="P25"><text:span text:style-name="T6">Programa que calculi la matriu transposada d’una matriu de dimensions M * N. Heu de crear els subprogrames </text:span><text:span text:style-name="T8">llegirMatriu</text:span><text:span text:style-name="T6">, </text:span><text:span text:style-name="T8">transpondre</text:span><text:span text:style-name="T6">, </text:span><text:span text:style-name="T8">mostrarMatriu</text:span><text:span text:style-name="T6">. (Nota: la matriu transposada és la que resulta de canviar files per columnes).</text:span></text:p>
        </text:list-item>
        <text:list-item>
          <text:p text:style-name="P26">Escriviu una funció que implementi l’operador lògic d’igualtat amb matrius. La funció requerida ha de rebre com a paràmetres les dues matrius i ha de retornar un valor lògic. Dues matrius són iguals si tenen les mateixes dimensions i tots els seus elements corresponents són iguals. Escriviu també el programa principal que l’utilitzi.</text:p>
        </text:list-item>
        <text:list-item>
          <text:p text:style-name="P26">Dissen<text:span text:style-name="T20">y</text:span>eu un subprograma que calculi el producte de dues matrius. Escriviu també el programa principal que l’utilitzi. (Recordeu que per multiplicar dues matrius, l’element <text:span text:style-name="T26">i,j</text:span> de la matriu producte s’obté sumant els productes dels elements de la fila <text:span text:style-name="T26">i</text:span> de la primera matriu pels elements de la columna <text:span text:style-name="T26">j</text:span> de la segona),</text:p>
        </text:list-item>
        <text:list-item>
          <text:p text:style-name="P25"><text:span text:style-name="T6">Desenvolupeu un programa que ofereixi opcions per a mantenir les notes d’</text:span><text:span text:style-name="T7">un </text:span><text:span text:style-name="T6"><text:s/></text:span><text:span text:style-name="T13">mòdul </text:span><text:span text:style-name="T14">d’un cicle formatiu</text:span></text:p>
        </text:list-item>
      </text:list>
      <text:p text:style-name="P8">Les dades consisteixen en una llista d’alumnes (com a màxim 30)<text:span text:style-name="T19"> i una taula amb les</text:span><text:span text:style-name="T13"> notes de les UF, </text:span>amb valors enters de 0 a 10<text:span text:style-name="T19">. </text:span><text:span text:style-name="T27">Cal establir amb variables o constants el nombre máxim d’alumnes i el nombre d’UF que té el mòdul.</text:span></text:p>
      <text:p text:style-name="P29">Inicialment els noms de tots els alumnes serà nul, mentre que el valor de totes les notes serà 0.</text:p>
      <text:p text:style-name="P11">L’usuari podrà:</text:p>
      <text:p text:style-name="P12"><text:span text:style-name="Strong_20_Emphasis"><text:span text:style-name="T25">0.</text:span></text:span><text:span text:style-name="T24"> </text:span><text:span text:style-name="T25">sortir</text:span></text:p>
      <text:p text:style-name="P7"><text:span text:style-name="Strong_20_Emphasis"><text:span text:style-name="T25">1.</text:span></text:span><text:span text:style-name="T24"> </text:span><text:span text:style-name="T18">llistar tots els noms dels alumnes del mòdul</text:span></text:p>
      <text:p text:style-name="P15"><text:span text:style-name="T17">2. </text:span><text:span text:style-name="T15">llistar totes les notes de tots els alumnes</text:span></text:p>
      <text:p text:style-name="P7"><text:span text:style-name="Strong_20_Emphasis"><text:span text:style-name="T25">3</text:span></text:span><text:span text:style-name="Strong_20_Emphasis"><text:span text:style-name="T25">. </text:span></text:span><text:span text:style-name="Strong_20_Emphasis"><text:span text:style-name="T18">llistar totes les notes d’un alumne (demanar el </text:span></text:span><text:span text:style-name="Strong_20_Emphasis"><text:span text:style-name="T18">nom)</text:span></text:span></text:p>
      <text:p text:style-name="P14"><text:span text:style-name="T22">4. </text:span><text:span text:style-name="T21">llistar els alumnes amb totes les UF aprovades i la nota promig del mòdul</text:span></text:p>
      <text:p text:style-name="P14"><text:span text:style-name="T21">5. llistar la nota d’una UF d’un alumne (demanar el nom de l’alumne i la UF)</text:span></text:p>
      <text:p text:style-name="P14"><text:span text:style-name="T21">6. canviar la nota d’un alumne en una UF (demanar el nom de l’alumne i la UF)</text:span></text:p>
      <text:p text:style-name="P7"><text:span text:style-name="T21"/></text:p>
      <text:list xml:id="list193510747180680" text:continue-numbering="true" text:style-name="WW8Num13">
        <text:list-item>
          <text:p text:style-name="P24">Desenvolupeu un programa que ofereixi a l'usuari unes utilitats de manipulació d'una taula. </text:p>
          <text:p text:style-name="P18">El programa disposarà d'una taula interna de 6x5 i una casella activa. Inicialment el valor de totes les caselles serà 0 i la casella activa serà la (0,0).</text:p>
          <text:p text:style-name="P18"><text:soft-page-break/><text:span text:style-name="T12">El programa oferirà el següent menú a l'usuari:</text:span></text:p>
        </text:list-item>
      </text:list>
      <text:p text:style-name="P9"/>
      <text:p text:style-name="P32">Seleccioni una opcio:</text:p>
      <text:p text:style-name="P32">a: Inicialitzar la taula</text:p>
      <text:p text:style-name="P32">b: Canviar la casella activa</text:p>
      <text:p text:style-name="P32">c: Canviar el valor de la casella activa</text:p>
      <text:p text:style-name="P32">d: Passar a la següent casella activa</text:p>
      <text:p text:style-name="P32">e: Passar a la casella activa anterior</text:p>
      <text:p text:style-name="P32">f: Mostrar contingut de la taula</text:p>
      <text:p text:style-name="P32">g: Mostrar la posició de la casella activa</text:p>
      <text:p text:style-name="P32">h: Mostrar el valor de la casella activa</text:p>
      <text:p text:style-name="P32">x: Sortir</text:p>
      <text:p text:style-name="P17">El programa es comportarà de la següent manera, segons l'opció seleccionada:</text:p>
      <text:list xml:id="list1555352449" text:style-name="WW8Num15">
        <text:list-item>
          <text:p text:style-name="P23">el programa demana el valor d'inicialització amb el següent missatge:</text:p>
        </text:list-item>
      </text:list>
      <text:p text:style-name="P32">Introdueixi el valor d'inicialització:</text:p>
      <text:p text:style-name="P17">A continuació llegirà el nombre que farà servir per a inicialitzar totes les caselles de la taula. Nota: aquesta opció no canvia la casella activa.</text:p>
      <text:list xml:id="list193511092761835" text:continue-numbering="true" text:style-name="WW8Num15">
        <text:list-item>
          <text:p text:style-name="P23">el programa demana la nova fila amb el següent missatge</text:p>
        </text:list-item>
      </text:list>
      <text:p text:style-name="P32">Introdueixi la nova fila (0-5):</text:p>
      <text:p text:style-name="P17">Tot seguit llegirà el nou valor, i si es troba fora de rang, ho indicarà amb el següent missatge d'error i tornarà al menú principal</text:p>
      <text:p text:style-name="P32">Fila no valida</text:p>
      <text:p text:style-name="P17">En cas que sigui correcte el valor de la nova fila, el programa demanarà la nova columna amb el missatge:</text:p>
      <text:p text:style-name="P32">Introdueixi la nova columna (0-4):</text:p>
      <text:p text:style-name="P17">Tot seguit llegirà el nou valor, i si es troba fora de rang, ho indicarà amb el següent missatge d'error i tornarà al menú principal</text:p>
      <text:p text:style-name="P32">Columna no valida</text:p>
      <text:p text:style-name="P17">En cas que sigui correcte el valor de la nova columna, el programa canviarà la casella activa</text:p>
      <text:list xml:id="list193510605015587" text:continue-numbering="true" text:style-name="WW8Num15">
        <text:list-item>
          <text:p text:style-name="P23">El programa demana a l'usuari el nou valor per a la casella activa amb el següent missatge, i canviarà el valor de la casella activa pel nou.</text:p>
        </text:list-item>
      </text:list>
      <text:p text:style-name="P32">Introdueixi el nou valor per a la casella activa:</text:p>
      <text:list xml:id="list193510401212501" text:continue-numbering="true" text:style-name="WW8Num15">
        <text:list-item>
          <text:p text:style-name="P23">El programa passarà la casella activa a la següent casella. Es tindrà en compte que:</text:p>
          <text:list>
            <text:list-item>
              <text:p text:style-name="P23">generalment la següent casella és la que hi ha a la mateixa fila i a la següent columna</text:p>
            </text:list-item>
            <text:list-item>
              <text:p text:style-name="P23">quan es tracta de la darrera casella de la fila, es considera que la següent casella serà la primera de la següent fila</text:p>
            </text:list-item>
            <text:list-item>
              <text:p text:style-name="P23">quan es tracta de la última casella de la última fila, es considera que la següent casella es la primera de la taula</text:p>
            </text:list-item>
          </text:list>
        </text:list-item>
        <text:list-item>
          <text:p text:style-name="P23">El programa passarà la casella activa a l'anterior casella. Tingueu present les consideracions de l'opció anterior a l'hora de definir la casella anterior.</text:p>
        </text:list-item>
        <text:list-item>
          <text:p text:style-name="P23">El programa mostra el contingut de la taula separant els valors de cada fila per un tabulador, i cada fila per un fi de línia. Afegirà una indicació entre parèntesis quadrats amb la numeració de les files i columnes. També indicarà la casella activa posant el valor entre parèntesis. Un exemple de sortida podria ser:</text:p>
        </text:list-item>
      </text:list>
      <text:p text:style-name="P32"><text:tab/>[0]<text:tab/>[1]<text:tab/>[2]<text:tab/>[3]<text:tab/>[4]</text:p>
      <text:p text:style-name="P32">[0]<text:tab/> 3<text:tab/> 0<text:tab/> 1<text:tab/> 4<text:tab/> 2</text:p>
      <text:p text:style-name="P32">[1]<text:tab/> 4<text:tab/>(5)<text:tab/> 3<text:tab/> 1<text:tab/> 3</text:p>
      <text:p text:style-name="P32">[2]<text:tab/> 4<text:tab/> 5<text:tab/> 3<text:tab/> 1<text:tab/> 3</text:p>
      <text:p text:style-name="P32"><text:soft-page-break/>[3]<text:tab/> 4<text:tab/> 2<text:tab/> 8<text:tab/> 1<text:tab/> 3</text:p>
      <text:p text:style-name="P32">[4]<text:tab/> 3<text:tab/> 0<text:tab/> 1<text:tab/> 4<text:tab/> 2</text:p>
      <text:p text:style-name="P32">[5]<text:tab/> 3<text:tab/> 0<text:tab/> 1<text:tab/> 4<text:tab/> 2</text:p>
      <text:list xml:id="list193510990436657" text:continue-numbering="true" text:style-name="WW8Num15">
        <text:list-item>
          <text:p text:style-name="P23">El programa mostra les coordenades de la casella activa entre parèntesis i separades per una coma i un espai. A l'exemple anterior, el resultat seria:</text:p>
        </text:list-item>
      </text:list>
      <text:p text:style-name="P32">(1, 1)</text:p>
      <text:list xml:id="list193511239381751" text:continue-numbering="true" text:style-name="WW8Num15">
        <text:list-item>
          <text:p text:style-name="P23">El programa mostra el valor de la casella activa. A l'exemple anterior, el resultat seria:</text:p>
        </text:list-item>
      </text:list>
      <text:p text:style-name="P32">5</text:p>
      <text:p text:style-name="P17">Un cop realitzada amb èxit alguna de les opcions a. b. c. o d. el programa mostrarà el següent missatge:</text:p>
      <text:p text:style-name="P32">Operació realitzada</text:p>
      <text:p text:style-name="P17">No cal realitzar comprovacions d'error addicionals a les descrites anteriorment.</text:p>
      <text:p text:style-name="P31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3</text:page-number></text:span><text:span text:style-name="MT4">/</text:span><text:span text:style-name="MT4"><text:page-count>3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3-01-18T19:35:09.805000000</dc:date>
    <meta:print-date>2007-03-19T14:04:00</meta:print-date>
    <meta:editing-cycles>50</meta:editing-cycles>
    <meta:editing-duration>PT3H59M13S</meta:editing-duration>
    <meta:generator>LibreOffice/7.1.0.3$Windows_X86_64 LibreOffice_project/f6099ecf3d29644b5008cc8f48f42f4a40986e4c</meta:generator>
    <meta:document-statistic meta:table-count="2" meta:image-count="0" meta:object-count="0" meta:page-count="3" meta:paragraph-count="143" meta:word-count="1065" meta:character-count="5647" meta:non-whitespace-character-count="4710"/>
  </office:meta>
</office:document-meta>
</file>